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Mother void function static but not Child</text:p>
          </table:table-cell>
          <table:table-cell table:style-name="Table1.B1" office:value-type="string">
            <text:p text:style-name="Table_20_Contents">error: show() in Child cannot override show() in Mother</text:p>
            <text:p text:style-name="Table_20_Contents">overridden method is static </text:p>
          </table:table-cell>
        </table:table-row>
        <table:table-row>
          <table:table-cell table:style-name="Table1.A2" office:value-type="string">
            <text:p text:style-name="Table_20_Contents">Child void function static but not Mother</text:p>
          </table:table-cell>
          <table:table-cell table:style-name="Table1.B2" office:value-type="string">
            <text:p text:style-name="Table_20_Contents">error: show() in Child cannot override show() in Mother</text:p>
            <text:p text:style-name="Table_20_Contents">overriding method is static</text:p>
          </table:table-cell>
        </table:table-row>
        <table:table-row>
          <table:table-cell table:style-name="Table1.A2" office:value-type="string">
            <text:p text:style-name="Table_20_Contents">Mother and child both having static keyword</text:p>
          </table:table-cell>
          <table:table-cell table:style-name="Table1.B2" office:value-type="string">
            <text:p text:style-name="Table_20_Contents">Hello JUET</text:p>
          </table:table-cell>
        </table:table-row>
        <table:table-row>
          <table:table-cell table:style-name="Table1.A2" office:value-type="string">
            <text:p text:style-name="Table_20_Contents">Mother and child both having static keyword and using super</text:p>
          </table:table-cell>
          <table:table-cell table:style-name="Table1.B2" office:value-type="string">
            <text:p text:style-name="Table_20_Contents">Error super is not static and cannot be referenced with static </text:p>
          </table:table-cell>
        </table:table-row>
        <table:table-row>
          <table:table-cell table:style-name="Table1.A2" office:value-type="string">
            <text:p text:style-name="Table_20_Contents">Mother and child without static and with super </text:p>
          </table:table-cell>
          <table:table-cell table:style-name="Table1.B2" office:value-type="string">
            <text:p text:style-name="Table_20_Contents">Hello World</text:p>
            <text:p text:style-name="Table_20_Contents">Hello JU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8T15:23:51.86</meta:creation-date>
    <dc:date>2023-02-09T09:41:30.06</dc:date>
    <meta:editing-duration>PT5M20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13" meta:word-count="82" meta:character-count="490"/>
  </office:meta>
</office:document-meta>
</file>